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text-underline-style="solid" style:text-underline-width="auto" style:text-underline-color="font-color" fo:font-weight="bold" officeooo:rsid="0001db90" officeooo:paragraph-rsid="0001db90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26pt" officeooo:rsid="0001db90" officeooo:paragraph-rsid="0001db90" style:font-size-asian="22.75pt" style:font-size-complex="26pt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4fe07" officeooo:paragraph-rsid="0004fe07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4fe07" officeooo:paragraph-rsid="0004fe0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OFI1 CONFIG CSS</text:p>
      <text:p text:style-name="Standard"/>
      <text:p text:style-name="Standard"/>
      <text:p text:style-name="Standard"><text:s/>{</text:p>
      <text:p text:style-name="Standard"><text:s text:c="4"/>margin: 0px;</text:p>
      <text:p text:style-name="Standard"><text:s text:c="4"/>border: 2px solid #cba6f7;</text:p>
      <text:p text:style-name="Standard"><text:s text:c="4"/>background-color: rgba(30, 30, 46, 0.95); /* soft dark background */</text:p>
      <text:p text:style-name="Standard"><text:s text:c="4"/>border-radius: 12px;</text:p>
      <text:p text:style-name="Standard">}</text:p>
      <text:p text:style-name="Standard"/>
      <text:p text:style-name="Standard">#entry {</text:p>
      <text:p text:style-name="Standard"><text:s text:c="4"/>padding: 6px;</text:p>
      <text:p text:style-name="Standard"><text:s text:c="4"/>margin: 4px;</text:p>
      <text:p text:style-name="Standard"><text:s text:c="4"/>border-radius: 8px;</text:p>
      <text:p text:style-name="Standard"><text:s text:c="4"/>background-color: transparent;</text:p>
      <text:p text:style-name="Standard"><text:s text:c="4"/>color: #cdd6f4;</text:p>
      <text:p text:style-name="Standard">}</text:p>
      <text:p text:style-name="Standard"/>
      <text:p text:style-name="Standard">#entry:selected {</text:p>
      <text:p text:style-name="Standard"><text:s text:c="4"/>background-color: #89b4fa;</text:p>
      <text:p text:style-name="Standard"><text:s text:c="4"/>color: #1e1e2e;</text:p>
      <text:p text:style-name="Standard">}</text:p>
      <text:p text:style-name="Standard"/>
      <text:p text:style-name="Standard">#input {</text:p>
      <text:p text:style-name="Standard"><text:s text:c="4"/>margin: 8px;</text:p>
      <text:p text:style-name="Standard"><text:s text:c="4"/>padding: 6px;</text:p>
      <text:p text:style-name="Standard"><text:s text:c="4"/>border: none;</text:p>
      <text:p text:style-name="Standard"><text:s text:c="4"/>border-radius: 8px;</text:p>
      <text:p text:style-name="Standard"><text:s text:c="4"/>background-color: #313244;</text:p>
      <text:p text:style-name="Standard"><text:s text:c="4"/>color: #f5e0dc;</text:p>
      <text:p text:style-name="Standard">}</text:p>
      <text:p text:style-name="Standard"/>
      <text:p text:style-name="Standard">#inner-box {</text:p>
      <text:p text:style-name="Standard"><text:s text:c="4"/>margin: 4px;</text:p>
      <text:p text:style-name="Standard"><text:s text:c="4"/>padding: 6px;</text:p>
      <text:p text:style-name="Standard"><text:s text:c="4"/>background-color: transparent;</text:p>
      <text:p text:style-name="Standard">}</text:p>
      <text:p text:style-name="Standard"/>
      <text:p text:style-name="Standard">#outer-box {</text:p>
      <text:p text:style-name="Standard"><text:s text:c="4"/>margin: 4px;</text:p>
      <text:p text:style-name="Standard"><text:s text:c="4"/>padding: 4px;</text:p>
      <text:p text:style-name="Standard"><text:s text:c="4"/>background-color: transparent;</text:p>
      <text:p text:style-name="Standard">}</text:p>
      <text:p text:style-name="Standard"/>
      <text:p text:style-name="Standard">#scroll {</text:p>
      <text:p text:style-name="Standard"><text:s text:c="4"/>margin: 0px;</text:p>
      <text:p text:style-name="Standard"><text:s text:c="4"/>padding: 4px;</text:p>
      <text:p text:style-name="Standard">}</text:p>
      <text:p text:style-name="Standard"/>
      <text:p text:style-name="Standard">#text {</text:p>
      <text:p text:style-name="Standard"><text:soft-page-break/><text:s text:c="4"/>margin: 0px;</text:p>
      <text:p text:style-name="Standard"><text:s text:c="4"/>padding: 0px;</text:p>
      <text:p text:style-name="Standard">}</text:p>
      <text:p text:style-name="Standard"/>
      <text:p text:style-name="Standard"/>
      <text:p text:style-name="Standard"/>
      <text:p text:style-name="Standard"/>
      <text:p text:style-name="P2">KITTY CONFIG</text:p>
      <text:p text:style-name="Standard"/>
      <text:p text:style-name="Standard"/>
      <text:p text:style-name="Standard"># BEGIN_KITTY_THEME</text:p>
      <text:p text:style-name="Standard"># Base2Tone Lavender Dark</text:p>
      <text:p text:style-name="Standard">include current-theme.conf</text:p>
      <text:p text:style-name="Standard"># END_KITTY_THEME</text:p>
      <text:p text:style-name="Standard">#</text:p>
      <text:p text:style-name="Standard"># FONT SETTINGS</text:p>
      <text:p text:style-name="Standard">font_family <text:s text:c="5"/>FiraCode Nerd Font</text:p>
      <text:p text:style-name="Standard">bold_font <text:s text:c="7"/>auto</text:p>
      <text:p text:style-name="Standard">italic_font <text:s text:c="5"/>auto</text:p>
      <text:p text:style-name="Standard">bold_italic_font auto</text:p>
      <text:p text:style-name="Standard">font_size <text:s text:c="7"/>12.0</text:p>
      <text:p text:style-name="Standard"/>
      <text:p text:style-name="Standard"># TRANSPARENCY</text:p>
      <text:p text:style-name="Standard">background_opacity 0.85</text:p>
      <text:p text:style-name="Standard"/>
      <text:p text:style-name="Standard"># THEME COLORS – Pastel Dark</text:p>
      <text:p text:style-name="Standard">foreground <text:s text:c="11"/>#cdd6f4</text:p>
      <text:p text:style-name="Standard">background <text:s text:c="11"/>#1e1e2e</text:p>
      <text:p text:style-name="Standard">selection_background <text:s/>#f5c2e7</text:p>
      <text:p text:style-name="Standard">selection_foreground <text:s/>#1e1e2e</text:p>
      <text:p text:style-name="Standard">url_color <text:s text:c="12"/>#89b4fa</text:p>
      <text:p text:style-name="Standard"/>
      <text:p text:style-name="Standard"># Cursor</text:p>
      <text:p text:style-name="Standard">cursor <text:s text:c="15"/>#f38ba8</text:p>
      <text:p text:style-name="Standard">cursor_text_color <text:s text:c="4"/>#1e1e2e</text:p>
      <text:p text:style-name="Standard"/>
      <text:p text:style-name="Standard"># Tabs and borders</text:p>
      <text:p text:style-name="Standard">active_tab_foreground <text:s text:c="2"/>#1e1e2e</text:p>
      <text:p text:style-name="Standard">active_tab_background <text:s text:c="2"/>#cba6f7</text:p>
      <text:p text:style-name="Standard">inactive_tab_foreground #cdd6f4</text:p>
      <text:p text:style-name="Standard">inactive_tab_background #313244</text:p>
      <text:p text:style-name="Standard"/>
      <text:p text:style-name="Standard"># Color Palette (based on Catppuccin pastel-ish scheme)</text:p>
      <text:p text:style-name="Standard">color0 <text:s/>#45475a</text:p>
      <text:p text:style-name="Standard">color1 <text:s/>#f38ba8</text:p>
      <text:p text:style-name="Standard">color2 <text:s/>#a6e3a1</text:p>
      <text:p text:style-name="Standard">color3 <text:s/>#f9e2af</text:p>
      <text:p text:style-name="Standard">color4 <text:s/>#89b4fa</text:p>
      <text:p text:style-name="Standard">color5 <text:s/>#cba6f7</text:p>
      <text:p text:style-name="Standard">color6 <text:s/>#94e2d5</text:p>
      <text:p text:style-name="Standard">color7 <text:s/>#bac2de</text:p>
      <text:p text:style-name="Standard"><text:soft-page-break/>color8 <text:s/>#585b70</text:p>
      <text:p text:style-name="Standard">color9 <text:s/>#f38ba8</text:p>
      <text:p text:style-name="Standard">color10 #a6e3a1</text:p>
      <text:p text:style-name="Standard">color11 #f9e2af</text:p>
      <text:p text:style-name="Standard">color12 #89b4fa</text:p>
      <text:p text:style-name="Standard">color13 #cba6f7</text:p>
      <text:p text:style-name="Standard">color14 #94e2d5</text:p>
      <text:p text:style-name="Standard">color15 #a6adc8</text:p>
      <text:p text:style-name="Standard"/>
      <text:p text:style-name="Standard"># Effects</text:p>
      <text:p text:style-name="Standard">enable_audio_bell no</text:p>
      <text:p text:style-name="Standard">scrollback_lines 5000</text:p>
      <text:p text:style-name="Standard">window_padding_width 10</text:p>
      <text:p text:style-name="Standard">confirm_os_window_close 0</text:p>
      <text:p text:style-name="Standard"/>
      <text:p text:style-name="Standard"/>
      <text:p text:style-name="Standard">{</text:p>
      <text:p text:style-name="Standard"><text:s text:c="2"/>"control-center-position": {</text:p>
      <text:p text:style-name="Standard"><text:s text:c="4"/>"top": true,</text:p>
      <text:p text:style-name="Standard"><text:s text:c="4"/>"bottom": false,</text:p>
      <text:p text:style-name="Standard"><text:s text:c="4"/>"left": true,</text:p>
      <text:p text:style-name="Standard"><text:s text:c="4"/>"right": false</text:p>
      <text:p text:style-name="Standard"><text:s text:c="2"/>},</text:p>
      <text:p text:style-name="Standard"><text:s text:c="2"/>"control-center-margin": {</text:p>
      <text:p text:style-name="Standard"><text:s text:c="4"/>"top": 10,</text:p>
      <text:p text:style-name="Standard"><text:s text:c="4"/>"left": 10</text:p>
      <text:p text:style-name="Standard"><text:s text:c="2"/>},</text:p>
      <text:p text:style-name="Standard"><text:s text:c="2"/>"widgets": [</text:p>
      <text:p text:style-name="Standard"><text:s text:c="4"/>"notifications",</text:p>
      <text:p text:style-name="Standard"><text:s text:c="4"/>"dnd",</text:p>
      <text:p text:style-name="Standard"><text:s text:c="4"/>"mpris"</text:p>
      <text:p text:style-name="Standard"><text:s text:c="2"/>],</text:p>
      <text:p text:style-name="Standard"><text:s text:c="2"/>"widget-configs": {</text:p>
      <text:p text:style-name="Standard"><text:s text:c="4"/>"notifications": {},</text:p>
      <text:p text:style-name="Standard"><text:s text:c="4"/>"dnd": {},</text:p>
      <text:p text:style-name="Standard"><text:s text:c="4"/>"mpris": {}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P3">WAYBAR CONFIG:</text:p>
      <text:p text:style-name="P4"/>
      <text:p text:style-name="P4">// -*- mode: jsonc -*-</text:p>
      <text:p text:style-name="P4">{</text:p>
      <text:p text:style-name="P4"><text:s text:c="4"/>"height": 38,</text:p>
      <text:p text:style-name="P4"><text:s text:c="4"/>"spacing": 4,</text:p>
      <text:p text:style-name="P4"><text:s text:c="4"/>"modules-left": [</text:p>
      <text:p text:style-name="P4"><text:s text:c="8"/>"hyprland/workspaces"</text:p>
      <text:p text:style-name="P4"><text:tab/></text:p>
      <text:p text:style-name="P4"/>
      <text:p text:style-name="P4"><text:s text:c="4"/>],</text:p>
      <text:p text:style-name="P4"><text:soft-page-break/><text:s text:c="4"/>"modules-center": [</text:p>
      <text:p text:style-name="P4"><text:s text:c="8"/>"clock",</text:p>
      <text:p text:style-name="P4"><text:s text:c="8"/>"custom/spotify"</text:p>
      <text:p text:style-name="P4"><text:s text:c="4"/>],</text:p>
      <text:p text:style-name="P4"><text:s text:c="4"/>"modules-right": [</text:p>
      <text:p text:style-name="P4"><text:s text:c="8"/>"pulseaudio",</text:p>
      <text:p text:style-name="P4"><text:s text:c="8"/></text:p>
      <text:p text:style-name="P4"><text:s text:c="8"/>"custom/bluetooth",</text:p>
      <text:p text:style-name="P4"><text:s text:c="8"/>"cpu",</text:p>
      <text:p text:style-name="P4"><text:s text:c="8"/>"memory",</text:p>
      <text:p text:style-name="P4"><text:s text:c="8"/>"battery",</text:p>
      <text:p text:style-name="P4"><text:s text:c="8"/>"tray"</text:p>
      <text:p text:style-name="P4"><text:s text:c="4"/>],</text:p>
      <text:p text:style-name="P4"/>
      <text:p text:style-name="P4"><text:s text:c="4"/>"keyboard-state": {</text:p>
      <text:p text:style-name="P4"><text:s text:c="8"/>"numlock": true,</text:p>
      <text:p text:style-name="P4"><text:s text:c="8"/>"capslock": true,</text:p>
      <text:p text:style-name="P4"><text:s text:c="8"/>"format": "{name} {icon}",</text:p>
      <text:p text:style-name="P4"><text:s text:c="8"/>"format-icons": {</text:p>
      <text:p text:style-name="P4"><text:s text:c="12"/>"locked": "",</text:p>
      <text:p text:style-name="P4"><text:s text:c="12"/>"unlocked": ""</text:p>
      <text:p text:style-name="P4"><text:s text:c="8"/>}</text:p>
      <text:p text:style-name="P4"><text:s text:c="4"/>},</text:p>
      <text:p text:style-name="P4"><text:s text:c="5"/>"custom/bluetooth": {</text:p>
      <text:p text:style-name="P4"><text:s text:c="8"/>"format": "{}",</text:p>
      <text:p text:style-name="P4"><text:s text:c="8"/>"exec": "~/.config/waybar/scripts/bluetooth_status.sh",</text:p>
      <text:p text:style-name="P4"><text:s text:c="8"/>"interval": 10,</text:p>
      <text:p text:style-name="P4"><text:s text:c="8"/>"tooltip": true,</text:p>
      <text:p text:style-name="P4"><text:s text:c="8"/>"on-click": "blueman-manager"</text:p>
      <text:p text:style-name="P4"><text:s text:c="4"/>},</text:p>
      <text:p text:style-name="P4"><text:s text:c="4"/>"custom/spotify": {</text:p>
      <text:p text:style-name="P4"><text:s/><text:tab/> "format": " <text:s/>{}",</text:p>
      <text:p text:style-name="P4"><text:s/><text:tab/> "exec": "playerctl --player=ncspot metadata --format '{{ artist }} - {{ title }}'",</text:p>
      <text:p text:style-name="P4"><text:s/><text:tab/> "interval": 5,</text:p>
      <text:p text:style-name="P4"><text:s/><text:tab/> "on-click": "kitty --class floating-music ncspot"</text:p>
      <text:p text:style-name="P4">},</text:p>
      <text:p text:style-name="P4"/>
      <text:p text:style-name="P4"><text:s text:c="4"/>"sway/mode": {</text:p>
      <text:p text:style-name="P4"><text:s text:c="8"/>"format": "&lt;span style=\"italic\"&gt;{}&lt;/span&gt;"</text:p>
      <text:p text:style-name="P4"><text:s text:c="4"/>},</text:p>
      <text:p text:style-name="P4"/>
      <text:p text:style-name="P4"><text:s text:c="4"/>"sway/scratchpad": {</text:p>
      <text:p text:style-name="P4"><text:s text:c="8"/>"format": "{icon} {count}",</text:p>
      <text:p text:style-name="P4"><text:s text:c="8"/>"show-empty": false,</text:p>
      <text:p text:style-name="P4"><text:s text:c="8"/>"format-icons": ["", ""],</text:p>
      <text:p text:style-name="P4"><text:s text:c="8"/>"tooltip": true,</text:p>
      <text:p text:style-name="P4"><text:s text:c="8"/>"tooltip-format": "{app}: {title}"</text:p>
      <text:p text:style-name="P4"><text:s text:c="4"/>},</text:p>
      <text:p text:style-name="P4"/>
      <text:p text:style-name="P4"><text:s text:c="4"/>"mpd": {</text:p>
      <text:p text:style-name="P4"><text:soft-page-break/><text:s text:c="8"/>"format": "{stateIcon} {consumeIcon}{randomIcon}{repeatIcon}{singleIcon}{artist} - {album} - {title} ({elapsedTime:%M:%S}/{totalTime:%M:%S}) ⸨{songPosition}|{queueLength}⸩ {volume}% ",</text:p>
      <text:p text:style-name="P4"><text:s text:c="8"/>"format-disconnected": "Disconnected ",</text:p>
      <text:p text:style-name="P4"><text:s text:c="8"/>"format-stopped": "{consumeIcon}{randomIcon}{repeatIcon}{singleIcon}Stopped ",</text:p>
      <text:p text:style-name="P4"><text:s text:c="8"/>"unknown-tag": "N/A",</text:p>
      <text:p text:style-name="P4"><text:s text:c="8"/>"interval": 5,</text:p>
      <text:p text:style-name="P4"><text:s text:c="8"/>"consume-icons": {</text:p>
      <text:p text:style-name="P4"><text:s text:c="12"/>"on": " "</text:p>
      <text:p text:style-name="P4"><text:s text:c="8"/>},</text:p>
      <text:p text:style-name="P4"><text:s text:c="8"/>"random-icons": {</text:p>
      <text:p text:style-name="P4"><text:s text:c="12"/>"off": "&lt;span color=\"#f53c3c\"&gt;&lt;/span&gt; ",</text:p>
      <text:p text:style-name="P4"><text:s text:c="12"/>"on": " "</text:p>
      <text:p text:style-name="P4"><text:s text:c="8"/>},</text:p>
      <text:p text:style-name="P4"><text:s text:c="8"/>"repeat-icons": {</text:p>
      <text:p text:style-name="P4"><text:s text:c="12"/>"on": " "</text:p>
      <text:p text:style-name="P4"><text:s text:c="8"/>},</text:p>
      <text:p text:style-name="P4"><text:s text:c="8"/>"single-icons": {</text:p>
      <text:p text:style-name="P4"><text:s text:c="12"/>"on": "1 "</text:p>
      <text:p text:style-name="P4"><text:s text:c="8"/>},</text:p>
      <text:p text:style-name="P4"><text:s text:c="8"/>"state-icons": {</text:p>
      <text:p text:style-name="P4"><text:s text:c="12"/>"paused": "",</text:p>
      <text:p text:style-name="P4"><text:s text:c="12"/>"playing": ""</text:p>
      <text:p text:style-name="P4"><text:s text:c="8"/>},</text:p>
      <text:p text:style-name="P4"><text:s text:c="8"/>"tooltip-format": "MPD (connected)",</text:p>
      <text:p text:style-name="P4"><text:s text:c="8"/>"tooltip-format-disconnected": "MPD (disconnected)"</text:p>
      <text:p text:style-name="P4"><text:s text:c="4"/>},</text:p>
      <text:p text:style-name="P4"/>
      <text:p text:style-name="P4"><text:s text:c="4"/>"idle_inhibitor": {</text:p>
      <text:p text:style-name="P4"><text:s text:c="8"/>"format": "{icon}",</text:p>
      <text:p text:style-name="P4"><text:s text:c="8"/>"format-icons": {</text:p>
      <text:p text:style-name="P4"><text:s text:c="12"/>"activated": "",</text:p>
      <text:p text:style-name="P4"><text:s text:c="12"/>"deactivated": ""</text:p>
      <text:p text:style-name="P4"><text:s text:c="8"/>}</text:p>
      <text:p text:style-name="P4"><text:s text:c="4"/>},</text:p>
      <text:p text:style-name="P4"/>
      <text:p text:style-name="P4"><text:s text:c="4"/>"tray": {</text:p>
      <text:p text:style-name="P4"><text:s text:c="8"/>"spacing": 10</text:p>
      <text:p text:style-name="P4"><text:s text:c="4"/>},</text:p>
      <text:p text:style-name="P4"/>
      <text:p text:style-name="P4"><text:s text:c="4"/>"cpu": {</text:p>
      <text:p text:style-name="P4"><text:s text:c="8"/>"format": " <text:s/>{}%"</text:p>
      <text:p text:style-name="P4"><text:s text:c="4"/>},</text:p>
      <text:p text:style-name="P4"/>
      <text:p text:style-name="P4"><text:s text:c="4"/>"memory": {</text:p>
      <text:p text:style-name="P4"><text:s text:c="8"/>"format": "{}% "</text:p>
      <text:p text:style-name="P4"><text:s text:c="4"/>},</text:p>
      <text:p text:style-name="P4"/>
      <text:p text:style-name="P4"><text:s text:c="4"/>"clock": {</text:p>
      <text:p text:style-name="P4"><text:s text:c="8"/>"format": "{:%a %I:%M %p}",</text:p>
      <text:p text:style-name="P4"><text:s text:c="8"/>"tooltip-format": "{:%A, %d %B %Y\n%I:%M:%S %p}",</text:p>
      <text:p text:style-name="P4"><text:s text:c="8"/>"interval": 1</text:p>
      <text:p text:style-name="P4"><text:soft-page-break/><text:s text:c="4"/>},</text:p>
      <text:p text:style-name="P4"/>
      <text:p text:style-name="P4"><text:s text:c="4"/>"temperature": {</text:p>
      <text:p text:style-name="P4"><text:s text:c="8"/>"critical-threshold": 80,</text:p>
      <text:p text:style-name="P4"><text:s text:c="8"/>"format": "{temperatureC}°C {icon}",</text:p>
      <text:p text:style-name="P4"><text:s text:c="8"/>"format-icons": ["", "", ""]</text:p>
      <text:p text:style-name="P4"><text:s text:c="4"/>},</text:p>
      <text:p text:style-name="P4"/>
      <text:p text:style-name="P4"><text:s text:c="4"/>"backlight": {</text:p>
      <text:p text:style-name="P4"><text:s text:c="8"/>"format": "{percent}% {icon}",</text:p>
      <text:p text:style-name="P4"><text:s text:c="8"/>"format-icons": ["", "", "", "", "", "", "", "", ""]</text:p>
      <text:p text:style-name="P4"><text:s text:c="4"/>},</text:p>
      <text:p text:style-name="P4"/>
      <text:p text:style-name="P4"><text:s text:c="4"/>"battery": {</text:p>
      <text:p text:style-name="P4"><text:s text:c="8"/>"format": " <text:s/>{}%",</text:p>
      <text:p text:style-name="P4"><text:s text:c="8"/>"format-charging": " <text:s/>{}%",</text:p>
      <text:p text:style-name="P4"><text:s text:c="8"/>"format-full": " <text:s/>Full"</text:p>
      <text:p text:style-name="P4"><text:s text:c="4"/>},</text:p>
      <text:p text:style-name="P4"/>
      <text:p text:style-name="P4"><text:s text:c="4"/>"battery#bat2": {</text:p>
      <text:p text:style-name="P4"><text:s text:c="8"/>"bat": "BAT2"</text:p>
      <text:p text:style-name="P4"><text:s text:c="4"/>},</text:p>
      <text:p text:style-name="P4"/>
      <text:p text:style-name="P4"><text:s text:c="4"/>"power-profiles-daemon": {</text:p>
      <text:p text:style-name="P4"><text:s text:c="8"/>"format": "{icon}",</text:p>
      <text:p text:style-name="P4"><text:s text:c="8"/>"tooltip-format": "Power profile: {profile}\nDriver: {driver}",</text:p>
      <text:p text:style-name="P4"><text:s text:c="8"/>"tooltip": true,</text:p>
      <text:p text:style-name="P4"><text:s text:c="8"/>"format-icons": {</text:p>
      <text:p text:style-name="P4"><text:s text:c="12"/>"default": "",</text:p>
      <text:p text:style-name="P4"><text:s text:c="12"/>"performance": "",</text:p>
      <text:p text:style-name="P4"><text:s text:c="12"/>"balanced": "",</text:p>
      <text:p text:style-name="P4"><text:s text:c="12"/>"power-saver": ""</text:p>
      <text:p text:style-name="P4"><text:s text:c="8"/>}</text:p>
      <text:p text:style-name="P4"><text:s text:c="4"/>},</text:p>
      <text:p text:style-name="P4"/>
      <text:p text:style-name="P4"><text:s text:c="4"/>"network": {</text:p>
      <text:p text:style-name="P4"><text:s text:c="8"/>"format-wifi": " <text:s/>{}",</text:p>
      <text:p text:style-name="P4"><text:s text:c="8"/>"format-ethernet": "󰈀 <text:s/>{}",</text:p>
      <text:p text:style-name="P4"><text:s text:c="8"/>"format-disconnected": "󰖪 <text:s/>Disconnected"</text:p>
      <text:p text:style-name="P4"><text:s text:c="4"/>},</text:p>
      <text:p text:style-name="P4"/>
      <text:p text:style-name="P4"><text:s text:c="4"/>"pulseaudio": {</text:p>
      <text:p text:style-name="P4"><text:s text:c="8"/>"format": " <text:s/>",</text:p>
      <text:p text:style-name="P4"><text:s text:c="8"/>"format-muted": " <text:s/>muted",</text:p>
      <text:p text:style-name="P4"><text:s text:c="8"/>"on-click": "pavucontrol"</text:p>
      <text:p text:style-name="P4"><text:s text:c="4"/>},</text:p>
      <text:p text:style-name="P4"/>
      <text:p text:style-name="P4"><text:s text:c="4"/>"custom/media": {</text:p>
      <text:p text:style-name="P4"><text:s text:c="8"/>"format": "{icon} {text}",</text:p>
      <text:p text:style-name="P4"><text:s text:c="8"/>"return-type": "json",</text:p>
      <text:p text:style-name="P4"><text:s text:c="8"/>"max-length": 40,</text:p>
      <text:p text:style-name="P4"><text:s text:c="8"/>"format-icons": {</text:p>
      <text:p text:style-name="P4"><text:soft-page-break/><text:s text:c="12"/>"spotify": "",</text:p>
      <text:p text:style-name="P4"><text:s text:c="12"/>"default": "🎜"</text:p>
      <text:p text:style-name="P4"><text:s text:c="8"/>},</text:p>
      <text:p text:style-name="P4"><text:s text:c="8"/>"escape": true,</text:p>
      <text:p text:style-name="P4"><text:s text:c="8"/>"exec": "$HOME/.config/waybar/mediaplayer.py 2&gt; /dev/null"</text:p>
      <text:p text:style-name="P4"><text:s text:c="4"/>},</text:p>
      <text:p text:style-name="P4"/>
      <text:p text:style-name="P4"><text:s text:c="4"/>"custom/power": {</text:p>
      <text:p text:style-name="P4"><text:s text:c="8"/>"format": "⏻ ",</text:p>
      <text:p text:style-name="P4"><text:s text:c="8"/>"tooltip": false,</text:p>
      <text:p text:style-name="P4"><text:s text:c="8"/>"menu": "on-click",</text:p>
      <text:p text:style-name="P4"><text:s text:c="8"/>"menu-file": "$HOME/.config/waybar/power_menu.xml",</text:p>
      <text:p text:style-name="P4"><text:s text:c="8"/>"menu-actions": {</text:p>
      <text:p text:style-name="P4"><text:s text:c="12"/>"shutdown": "shutdown",</text:p>
      <text:p text:style-name="P4"><text:s text:c="12"/>"reboot": "reboot",</text:p>
      <text:p text:style-name="P4"><text:s text:c="12"/>"suspend": "systemctl suspend",</text:p>
      <text:p text:style-name="P4"><text:s text:c="12"/>"hibernate": "systemctl hibernate"</text:p>
      <text:p text:style-name="P4"><text:s text:c="8"/>}</text:p>
      <text:p text:style-name="P4"><text:s text:c="4"/>}</text:p>
      <text:p text:style-name="P4"/>
      <text:p text:style-name="P4"/>
      <text:p text:style-name="P4"/>
      <text:p text:style-name="P4"/>
      <text:p text:style-name="P4">* {</text:p>
      <text:p text:style-name="P4"><text:s text:c="2"/>font-family: "JetBrainsMono Nerd Font", "Symbols Nerd Font";</text:p>
      <text:p text:style-name="P4"><text:s text:c="2"/>font-size: 10px;</text:p>
      <text:p text:style-name="P4"><text:s text:c="2"/>color: #d6d6d6;</text:p>
      <text:p text:style-name="P4"><text:s text:c="2"/>border: none;</text:p>
      <text:p text:style-name="P4">}</text:p>
      <text:p text:style-name="P4"/>
      <text:p text:style-name="P4">window#waybar {</text:p>
      <text:p text:style-name="P4"><text:s text:c="3"/>background-color: rgba(10, 10, 20, 0.35);</text:p>
      <text:p text:style-name="P4"><text:s text:c="4"/>border-radius: 14px;</text:p>
      <text:p text:style-name="P4"><text:s text:c="2"/>}</text:p>
      <text:p text:style-name="P4"/>
      <text:p text:style-name="P4">#workspaces button {</text:p>
      <text:p text:style-name="P4"><text:s text:c="2"/>padding: 4px; <text:s text:c="20"/>/* small square padding */</text:p>
      <text:p text:style-name="P4"><text:s text:c="2"/>margin: 0 5px; <text:s text:c="19"/>/* space between buttons */</text:p>
      <text:p text:style-name="P4"><text:s text:c="2"/>min-width: 24px;</text:p>
      <text:p text:style-name="P4"><text:s text:c="2"/>min-height: 24px;</text:p>
      <text:p text:style-name="P4"><text:s text:c="2"/>background: rgba(255, 255, 255, 0.05);</text:p>
      <text:p text:style-name="P4"><text:s text:c="2"/>color: #cdd6f4;</text:p>
      <text:p text:style-name="P4"><text:s text:c="14"/>/* force perfect circle */</text:p>
      <text:p text:style-name="P4"><text:s text:c="2"/></text:p>
      <text:p text:style-name="P4"><text:s text:c="3"/>font-size: 15px;</text:p>
      <text:p text:style-name="P4"><text:s text:c="2"/>transition: background 0.2s ease;</text:p>
      <text:p text:style-name="P4">}</text:p>
      <text:p text:style-name="P4"/>
      <text:p text:style-name="P4">#workspaces button.active {</text:p>
      <text:p text:style-name="P4"><text:s text:c="2"/>background-color: #8e0e23; /* crimson core */</text:p>
      <text:p text:style-name="P4"><text:s text:c="2"/>color: #ffffff;</text:p>
      <text:p text:style-name="P4"><text:s text:c="2"/>box-shadow: 0 0 5px #8e0e23;</text:p>
      <text:p text:style-name="P4"><text:soft-page-break/>}</text:p>
      <text:p text:style-name="P4"/>
      <text:p text:style-name="P4">#clock,</text:p>
      <text:p text:style-name="P4">#battery,</text:p>
      <text:p text:style-name="P4">#cpu,</text:p>
      <text:p text:style-name="P4">#memory,</text:p>
      <text:p text:style-name="P4">#bluetooth,</text:p>
      <text:p text:style-name="P4">#pulseaudio,</text:p>
      <text:p text:style-name="P4">#custom-spotify,</text:p>
      <text:p text:style-name="P4">#tray,</text:p>
      <text:p text:style-name="P4">#power {</text:p>
      <text:p text:style-name="P4"><text:s text:c="2"/>padding: 0 8px;</text:p>
      <text:p text:style-name="P4"><text:s text:c="2"/>background: rgba(22, 24, 27, 0.3);</text:p>
      <text:p text:style-name="P4"><text:s text:c="2"/>margin: 2px 4px;</text:p>
      <text:p text:style-name="P4"><text:s text:c="2"/>border-radius: 10px;</text:p>
      <text:p text:style-name="P4">}</text:p>
      <text:p text:style-name="P4"/>
      <text:p text:style-name="P4">#custom-spotify.playing {</text:p>
      <text:p text:style-name="P4"><text:s text:c="2"/>color: #d64949;</text:p>
      <text:p text:style-name="P4"><text:s text:c="2"/>animation: pulse 1.5s ease-in-out infinite;</text:p>
      <text:p text:style-name="P4">}</text:p>
      <text:p text:style-name="P4"/>
      <text:p text:style-name="P4">@keyframes pulse {</text:p>
      <text:p text:style-name="P4"><text:s text:c="2"/>0% { box-shadow: 0 0 4px rgba(214, 73, 73, 0.2); }</text:p>
      <text:p text:style-name="P4"><text:s text:c="2"/>50% { box-shadow: 0 0 8px rgba(214, 73, 73, 0.4); }</text:p>
      <text:p text:style-name="P4"><text:s text:c="2"/>100% { box-shadow: 0 0 4px rgba(214, 73, 73, 0.2); }</text:p>
      <text:p text:style-name="P4">}</text:p>
      <text:p text:style-name="P4"/>
      <text:p text:style-name="P4">#power {</text:p>
      <text:p text:style-name="P4"><text:s text:c="2"/>background-color: #8e0e23;</text:p>
      <text:p text:style-name="P4"><text:s text:c="2"/>color: white;</text:p>
      <text:p text:style-name="P4">}</text:p>
      <text:p text:style-name="P4">#cava {</text:p>
      <text:p text:style-name="P4"><text:s text:c="2"/>font-size: 16px;</text:p>
      <text:p text:style-name="P4"><text:s text:c="2"/>font-weight: bold;</text:p>
      <text:p text:style-name="P4"><text:s text:c="2"/>color: #9BE8D4;</text:p>
      <text:p text:style-name="P4"><text:s text:c="2"/>padding: 0 10px;</text:p>
      <text:p text:style-name="P4"><text:s text:c="2"/>border-radius: 8px;</text:p>
      <text:p text:style-name="P4"><text:s text:c="2"/>background-color: rgba(255, 255, 255, 0.05);</text:p>
      <text:p text:style-name="P4"><text:s text:c="2"/>min-width: 80px;</text:p>
      <text:p text:style-name="P4"><text:s text:c="2"/>animation: pulse 2s ease-in-out infinite;</text:p>
      <text:p text:style-name="P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1:03:41.407572528</meta:creation-date>
    <meta:editing-duration>PT2M13S</meta:editing-duration>
    <meta:editing-cycles>5</meta:editing-cycles>
    <meta:generator>LibreOffice/25.2.5.2$Linux_X86_64 LibreOffice_project/520$Build-2</meta:generator>
    <dc:date>2025-07-26T22:30:12.242426869</dc:date>
    <meta:document-statistic meta:table-count="0" meta:image-count="0" meta:object-count="0" meta:page-count="8" meta:paragraph-count="342" meta:word-count="855" meta:character-count="7571" meta:non-whitespace-character-count="5583"/>
  </office:meta>
</office:document-meta>
</file>